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📌 Mid Term Exam – Time Table &amp; Units</text:p>
      <text:p text:style-name="Standard"/>
      <text:p text:style-name="Standard"/>
      <text:p text:style-name="Standard">🗓️ Exam Schedule:</text:p>
      <text:p text:style-name="Standard">1️⃣ 06-10-2025 – Programming in Java, RDBMS</text:p>
      <text:p text:style-name="Standard">2️⃣ 07-10-2025 – DCCN, MFCS</text:p>
      <text:p text:style-name="Standard">3️⃣ 08-10-2025 – SEPM</text:p>
      <text:p text:style-name="Standard"/>
      <text:p text:style-name="Standard">📚 Units for Mid Term (ye sab unit exam me aayenge)</text:p>
      <text:p text:style-name="Standard"/>
      <text:p text:style-name="Standard">Programming in Java → Unit 1, 2</text:p>
      <text:p text:style-name="Standard"/>
      <text:p text:style-name="Standard">RDBMS → Unit 1, 2, 3</text:p>
      <text:p text:style-name="Standard"/>
      <text:p text:style-name="Standard">DCCN → Unit 1, 2</text:p>
      <text:p text:style-name="Standard"/>
      <text:p text:style-name="Standard">MFCS → Unit 1, 2</text:p>
      <text:p text:style-name="Standard"/>
      <text:p text:style-name="Standard">SEPM → Unit 1, 2, 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30T22:22:53.921750318</meta:creation-date>
    <dc:date>2025-09-30T22:23:08.970932661</dc:date>
    <meta:editing-duration>PT15S</meta:editing-duration>
    <meta:editing-cycles>1</meta:editing-cycles>
    <meta:document-statistic meta:table-count="0" meta:image-count="0" meta:object-count="0" meta:page-count="1" meta:paragraph-count="11" meta:word-count="64" meta:character-count="289" meta:non-whitespace-character-count="232"/>
    <meta:generator>LibreOffice/25.2.6.2$Linux_X86_64 LibreOffice_project/520$Build-2</meta:generator>
  </office:meta>
</office:document-meta>
</file>